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Жирный" style:font-family-generic="swiss" style:font-pitch="variable"/>
    <style:font-face style:name="Liberation Sans2" svg:font-family="'Liberation Sans'" style:font-adornments="Курсив" style:font-family-generic="swiss" style:font-pitch="variable"/>
    <style:font-face style:name="Liberation Sans3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Таблиця1" style:family="table">
      <style:table-properties style:width="27.601cm" table:align="margins"/>
    </style:style>
    <style:style style:name="Таблиця1.A" style:family="table-column">
      <style:table-column-properties style:column-width="27.601cm" style:rel-column-width="65535*"/>
    </style:style>
    <style:style style:name="Таблиця1.1" style:family="table-row">
      <style:table-row-properties style:min-row-height="15.401cm"/>
    </style:style>
    <style:style style:name="Таблиця1.A1" style:family="table-cell">
      <style:table-cell-properties style:vertical-align="middle" fo:padding="0cm" fo:border="none"/>
    </style:style>
    <style:style style:name="P1" style:family="paragraph" style:parent-style-name="Standard">
      <style:text-properties style:font-name="Liberation Sans" fo:font-size="7pt" style:font-size-asian="6.09999990463257pt" style:font-size-complex="7pt"/>
    </style:style>
    <style:style style:name="P2" style:family="paragraph" style:parent-style-name="Шаблон_3a__20_Титульна_20_сторінка">
      <style:text-properties officeooo:rsid="0006c9e5" officeooo:paragraph-rsid="0006c9e5"/>
    </style:style>
    <style:style style:name="P3" style:family="paragraph" style:parent-style-name="Шаблон_3a__20_Звичайний_20_текст">
      <style:text-properties officeooo:paragraph-rsid="0006cc2b"/>
    </style:style>
    <style:style style:name="P4" style:family="paragraph" style:parent-style-name="Шаблон_3a__20_Заголовок_20_теми">
      <style:paragraph-properties fo:break-before="page"/>
      <style:text-properties officeooo:rsid="0006cc2b" officeooo:paragraph-rsid="0006cc2b"/>
    </style:style>
    <style:style style:name="P5" style:family="paragraph" style:parent-style-name="Шаблон_3a__20_Звичайний_20_текст">
      <style:text-properties officeooo:rsid="0008d1ee" officeooo:paragraph-rsid="0008d1ee"/>
    </style:style>
    <style:style style:name="P6" style:family="paragraph" style:parent-style-name="Шаблон_3a__20_Звичайний_20_текст">
      <style:text-properties officeooo:rsid="000a4a7f" officeooo:paragraph-rsid="000a4a7f"/>
    </style:style>
    <style:style style:name="P7" style:family="paragraph" style:parent-style-name="Шаблон_3a__20_Звичайний_20_текст">
      <style:text-properties officeooo:rsid="000a4a7f" officeooo:paragraph-rsid="000aa589"/>
    </style:style>
    <style:style style:name="P8" style:family="paragraph" style:parent-style-name="Шаблон_3a__20_Звичайний_20_текст">
      <style:text-properties officeooo:rsid="000cad99" officeooo:paragraph-rsid="000cad99"/>
    </style:style>
    <style:style style:name="P9" style:family="paragraph" style:parent-style-name="Шаблон_3a__20_Заголовок_20_теми">
      <style:paragraph-properties fo:break-before="page"/>
    </style:style>
    <style:style style:name="P10" style:family="paragraph" style:parent-style-name="Шаблон_3a__20_Звичайний_20_текст">
      <style:text-properties officeooo:paragraph-rsid="000aa589"/>
    </style:style>
    <style:style style:name="P11" style:family="paragraph" style:parent-style-name="Шаблон_3a__20_Звичайний_20_текст">
      <style:text-properties officeooo:paragraph-rsid="00129735"/>
    </style:style>
    <style:style style:name="T1" style:family="text">
      <style:text-properties officeooo:rsid="0006cc2b"/>
    </style:style>
    <style:style style:name="T2" style:family="text">
      <style:text-properties officeooo:rsid="0007e958"/>
    </style:style>
    <style:style style:name="T3" style:family="text">
      <style:text-properties officeooo:rsid="0008d1ee"/>
    </style:style>
    <style:style style:name="T4" style:family="text">
      <style:text-properties officeooo:rsid="000a4a7f"/>
    </style:style>
    <style:style style:name="T5" style:family="text">
      <style:text-properties officeooo:rsid="000aa589"/>
    </style:style>
    <style:style style:name="T6" style:family="text">
      <style:text-properties officeooo:rsid="000ad9a2"/>
    </style:style>
    <style:style style:name="T7" style:family="text">
      <style:text-properties officeooo:rsid="001099e1"/>
    </style:style>
    <style:style style:name="T8" style:family="text">
      <style:text-properties officeooo:rsid="001067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я1" table:style-name="Таблиця1">
        <table:table-column table:style-name="Таблиця1.A"/>
        <table:table-row table:style-name="Таблиця1.1">
          <table:table-cell table:style-name="Таблиця1.A1" office:value-type="string">
            <text:p text:style-name="P2">Лекція 11</text:p>
            <text:p text:style-name="P2">Комунікаційний домен Unix</text:p>
          </table:table-cell>
        </table:table-row>
      </table:table>
      <text:p text:style-name="P1"/>
      <text:p text:style-name="P4">Призначення адреси сокету</text:p>
      <text:p text:style-name="P3">Структура адреси сокета комунікаційного домену <text:span text:style-name="T1">Unix</text:span> <text:span text:style-name="Шаблон_3a__20_Ідентифікатор">struct sockaddr_</text:span><text:span text:style-name="Шаблон_3a__20_Ідентифікатор"><text:span text:style-name="T1">u</text:span></text:span><text:span text:style-name="Шаблон_3a__20_Ідентифікатор">n</text:span> визначена в <text:span text:style-name="Шаблон_3a__20_Ідентифікатор">&lt;</text:span><text:span text:style-name="Шаблон_3a__20_Ідентифікатор"><text:span text:style-name="T1">sys</text:span></text:span><text:span text:style-name="Шаблон_3a__20_Ідентифікатор">/</text:span><text:span text:style-name="Шаблон_3a__20_Ідентифікатор"><text:span text:style-name="T1">u</text:span></text:span><text:span text:style-name="Шаблон_3a__20_Ідентифікатор">n.h&gt;</text:span>. <text:span text:style-name="T2">У цій структурі є принаймні такі поля: </text:span><text:span text:style-name="Шаблон_3a__20_Ідентифікатор"><text:span text:style-name="T2">sa_family_t sun_family</text:span></text:span><text:span text:style-name="T2"> (номер комунікаційного домену, має бути </text:span><text:span text:style-name="Шаблон_3a__20_Ідентифікатор"><text:span text:style-name="T2">AF_UNIX</text:span></text:span><text:span text:style-name="T2">), </text:span><text:span text:style-name="Шаблон_3a__20_Ідентифікатор"><text:span text:style-name="T2">char sun_path[]</text:span></text:span><text:span text:style-name="T2"> (шляхове ім’я </text:span><text:span text:style-name="T4">файлу </text:span><text:span text:style-name="T3">UDS</text:span><text:span text:style-name="T2"> у ФС). </text:span><text:span text:style-name="T3">POSIX не визначає чи </text:span><text:span text:style-name="T4">вказане </text:span><text:span text:style-name="T3">шляхове ім’я має бути відносним </text:span><text:span text:style-name="T4">або</text:span><text:span text:style-name="T3"> абсолютним, типова практика вказувати абсолютне </text:span><text:span text:style-name="T4">шляхове </text:span><text:span text:style-name="T3">ім’я </text:span><text:span text:style-name="T4">файлу </text:span><text:span text:style-name="T5">з кінцевим символом NUL у</text:span><text:span text:style-name="T3"> </text:span><text:span text:style-name="T4">полі </text:span><text:span text:style-name="Шаблон_3a__20_Ідентифікатор"><text:span text:style-name="T4">sun_path</text:span></text:span><text:span text:style-name="T3">.</text:span><text:span text:style-name="T5"> </text:span><text:span text:style-name="T4">Замість номера комунікаційного домену </text:span><text:span text:style-name="Шаблон_3a__20_Ідентифікатор"><text:span text:style-name="T4">AF_UNIX</text:span></text:span><text:span text:style-name="T4"> у деяких системах можна вказувати </text:span><text:span text:style-name="Шаблон_3a__20_Ідентифікатор"><text:span text:style-name="T4">AF_LOCAL</text:span></text:span><text:span text:style-name="T4">, такий макрос у SUSv4 вже не визначений.</text:span></text:p>
      <text:p text:style-name="P5">Для призначені адреси UDS використовується системний виклик <text:span text:style-name="Шаблон_3a__20_Ідентифікатор">bind()</text:span> так само, як він використовується для призначення адреси TCP-сокету та UDP-сокету. Розмір структури адреси сокета в цьому системному виклику треба вказати як <text:span text:style-name="Шаблон_3a__20_Ідентифікатор">sizeof(struct sockaddr_un)</text:span>. У деяких книгах рекомендують вказувати цей розмір використовуючи нестандартний макрос <text:span text:style-name="Шаблон_3a__20_Ідентифікатор">SUN_LEN()</text:span> (він обчислює реальну довжину шляхового імені, вказану в полі <text:span text:style-name="Шаблон_3a__20_Ідентифікатор">sun_path</text:span>). Таке рішення не відповідає стандарту, макрос <text:span text:style-name="Шаблон_3a__20_Ідентифікатор">SUN_LEN()</text:span> не визначений у POSIX, а самостійно написаний такий макрос не має припускати, що поле <text:span text:style-name="Шаблон_3a__20_Ідентифікатор">sun_path</text:span> у <text:span text:style-name="Шаблон_3a__20_Ідентифікатор">struct sockaddr_un</text:span> є останнім.</text:p>
      <text:p text:style-name="P6"><text:soft-page-break/>Розмір поля <text:span text:style-name="Шаблон_3a__20_Ідентифікатор">sun_path</text:span> у <text:span text:style-name="Шаблон_3a__20_Ідентифікатор">struct sockaddr_un</text:span> зазвичай менший, ніж максимальна довжина шляхового імені в системі. Це пов’язано з першими реалізаціями комунікаційного домену Unix, де була вимога щоб об’єкт типу <text:span text:style-name="Шаблон_3a__20_Ідентифікатор">struct sockaddr_un</text:span> можна було скопіювати в буфер ядра невеликого розміру. Тобто причина історична.</text:p>
      <text:p text:style-name="P7"><text:span text:style-name="T5">Після успішного призначення адреси UDS у ФС створюється відповідне ім’я файлу. Тип файлу UDS можна отримати за допомогою системного виклику </text:span><text:span text:style-name="Шаблон_3a__20_Ідентифікатор"><text:span text:style-name="T5">lstat()</text:span></text:span><text:span text:style-name="T5">. Значення поля </text:span><text:span text:style-name="Шаблон_3a__20_Ідентифікатор"><text:span text:style-name="T5">st_mode</text:span></text:span><text:span text:style-name="T5"> у </text:span><text:span text:style-name="Шаблон_3a__20_Ідентифікатор"><text:span text:style-name="T5">struct stat</text:span></text:span><text:span text:style-name="T5"> з маскою </text:span><text:span text:style-name="Шаблон_3a__20_Ідентифікатор"><text:span text:style-name="T5">S_IFMT</text:span></text:span><text:span text:style-name="T5"> кодує тип об’єкта ядра. Значення </text:span><text:span text:style-name="Шаблон_3a__20_Ідентифікатор"><text:span text:style-name="T5">S_IFSOCK</text:span></text:span><text:span text:style-name="T5"> позначає сокет, також можна використовувати макрос </text:span><text:span text:style-name="Шаблон_3a__20_Ідентифікатор"><text:span text:style-name="T5">S_ISSOCK()</text:span></text:span><text:span text:style-name="T5"> для цього поля.</text:span></text:p>
      <text:p text:style-name="P7">Для забирання<text:span text:style-name="T5"> </text:span>файлу <text:span text:style-name="T5">UDS </text:span>з ФС використовується системний виклик <text:span text:style-name="Шаблон_3a__20_Ідентифікатор">unlink()</text:span> або <text:span text:style-name="Шаблон_3a__20_Ідентифікатор">unlinkat()</text:span>, оскільки файл UDS – це об’єкт ФС і до його імені можна застосовувати ті самі системні виклики, які можна застосовувати до імен файлів інших типів. Якщо шляхове ім’я, яке призначається файлу UDS, вже є у ФС, тоді <text:span text:style-name="Шаблон_3a__20_Ідентифікатор">bind()</text:span> завершується з помилкою <text:span text:style-name="Шаблон_3a__20_Ідентифікатор">EADDRINUSE</text:span>. Типовий сценарій програми, яка призначає адресу UDS <text:span text:style-name="T5">такий: </text:span>програма забирає <text:span text:style-name="T5">відповідне </text:span>ім’я файлу з ФС, призначає це ім’я UDS, <text:span text:style-name="T5">виконує завдання, забирає відповідне ім’я файлу з </text:span><text:soft-page-break/><text:span text:style-name="T5">ФС</text:span>. Правильніше спочатку перевірити тип <text:span text:style-name="T5">файлу і якщо цей файл є сокет, тоді забирати його з ФС. Зрозуміло що після між викликами </text:span><text:span text:style-name="Шаблон_3a__20_Ідентифікатор"><text:span text:style-name="T5">lstat()</text:span></text:span><text:span text:style-name="T5"> та </text:span><text:span text:style-name="Шаблон_3a__20_Ідентифікатор"><text:span text:style-name="T5">unlink</text:span></text:span><text:span text:style-name="Шаблон_3a__20_Ідентифікатор_20_опція"><text:span text:style-name="T5">*</text:span></text:span><text:span text:style-name="Шаблон_3a__20_Ідентифікатор"><text:span text:style-name="T5">()</text:span></text:span><text:span text:style-name="T5"> є часове вікно, але такий варіант правильніший ніж просто викликати </text:span><text:span text:style-name="Шаблон_3a__20_Ідентифікатор"><text:span text:style-name="T5">unlink</text:span></text:span><text:span text:style-name="Шаблон_3a__20_Ідентифікатор_20_опція"><text:span text:style-name="T5">*</text:span></text:span><text:span text:style-name="Шаблон_3a__20_Ідентифікатор"><text:span text:style-name="T5">()</text:span></text:span><text:span text:style-name="T5"> для імені файлі без перевірки типу файл</text:span><text:span text:style-name="T6">у</text:span><text:span text:style-name="T5">.</text:span></text:p>
      <text:p text:style-name="P8">Для UDS, якому призначене адреса, можна застосовувати системний виклик <text:span text:style-name="Шаблон_3a__20_Ідентифікатор">getsockname()</text:span>. Цей системний виклик у деяких системах повертає розмір структури адреси сокета менший, ніж <text:span text:style-name="Шаблон_3a__20_Ідентифікатор">sizeof(struct sockaddr_un)</text:span>. Поле <text:span text:style-name="Шаблон_3a__20_Ідентифікатор">sun_path</text:span> у <text:span text:style-name="Шаблон_3a__20_Ідентифікатор">struct sockaddr_un</text:span> у цих системах є останнім і ці системи копіюють вміст поля <text:span text:style-name="Шаблон_3a__20_Ідентифікатор">sun_path</text:span>, в якому реально є символи шляхового імені.</text:p>
      <text:p text:style-name="Шаблон_3a__20_Текст_20_програми">#include &lt;sys/socket.h&gt;</text:p>
      <text:p text:style-name="Шаблон_3a__20_Текст_20_програми">#include &lt;sys/stat.h&gt;</text:p>
      <text:p text:style-name="Шаблон_3a__20_Текст_20_програми">#include &lt;sys/un.h&gt;</text:p>
      <text:p text:style-name="Шаблон_3a__20_Текст_20_програми">#include &lt;errno.h&gt;</text:p>
      <text:p text:style-name="Шаблон_3a__20_Текст_20_програми">#include &lt;stdint.h&gt;</text:p>
      <text:p text:style-name="Шаблон_3a__20_Текст_20_програми">#include &lt;stdio.h&gt;</text:p>
      <text:p text:style-name="Шаблон_3a__20_Текст_20_програми">#include &lt;string.h&gt;</text:p>
      <text:p text:style-name="Шаблон_3a__20_Текст_20_програми">#include &lt;unistd.h&gt;</text:p>
      <text:p text:style-name="Шаблон_3a__20_Текст_20_програми"/>
      <text:p text:style-name="Шаблон_3a__20_Текст_20_програми">int</text:p>
      <text:p text:style-name="Шаблон_3a__20_Текст_20_програми">main(void)</text:p>
      <text:p text:style-name="Шаблон_3a__20_Текст_20_програми">{</text:p>
      <text:p text:style-name="Шаблон_3a__20_Текст_20_програми"><text:soft-page-break/><text:s text:c="4"/>struct sockaddr_un srv_sun = { 0 };</text:p>
      <text:p text:style-name="Шаблон_3a__20_Текст_20_програми"><text:s text:c="4"/>struct sockaddr_un addr_sun;</text:p>
      <text:p text:style-name="Шаблон_3a__20_Текст_20_програми"><text:s text:c="4"/>struct stat statbuf;</text:p>
      <text:p text:style-name="Шаблон_3a__20_Текст_20_програми"><text:s text:c="4"/>const char *sockpath = "/tmp/socket";</text:p>
      <text:p text:style-name="Шаблон_3a__20_Текст_20_програми"><text:s text:c="4"/>socklen_t addrlen;</text:p>
      <text:p text:style-name="Шаблон_3a__20_Текст_20_програми"><text:s text:c="4"/>int sockfd;</text:p>
      <text:p text:style-name="Шаблон_3a__20_Текст_20_програми"/>
      <text:p text:style-name="Шаблон_3a__20_Текст_20_програми"><text:s text:c="4"/>if (strlen(sockpath) &gt; sizeof(srv_sun.sun_path) - 1)</text:p>
      <text:p text:style-name="Шаблон_3a__20_Текст_20_програми"><text:s text:c="8"/>exit_errx("too long socket pathname %s", sockpath);</text:p>
      <text:p text:style-name="Шаблон_3a__20_Текст_20_програми"/>
      <text:p text:style-name="Шаблон_3a__20_Текст_20_програми"><text:s text:c="4"/>if (lstat(sockpath, &amp;statbuf) &lt; 0) {</text:p>
      <text:p text:style-name="Шаблон_3a__20_Текст_20_програми"><text:s text:c="8"/>if (errno != ENOENT)</text:p>
      <text:p text:style-name="Шаблон_3a__20_Текст_20_програми"><text:s text:c="12"/>exit_err("lstat() for %s", sockpath);</text:p>
      <text:p text:style-name="Шаблон_3a__20_Текст_20_програми"><text:s text:c="4"/>} else {</text:p>
      <text:p text:style-name="Шаблон_3a__20_Текст_20_програми"><text:s text:c="8"/>if (!S_ISSOCK(statbuf.st_mode))</text:p>
      <text:p text:style-name="Шаблон_3a__20_Текст_20_програми"><text:s text:c="12"/>exit_errx("file %s is not a socket", sockpath);</text:p>
      <text:p text:style-name="Шаблон_3a__20_Текст_20_програми"><text:s text:c="8"/>if (unlink(sockpath) &lt; 0 &amp;&amp; errno != ENOENT)</text:p>
      <text:p text:style-name="Шаблон_3a__20_Текст_20_програми"><text:s text:c="12"/>exit_err("unlink() for %s", sockpath);</text:p>
      <text:p text:style-name="Шаблон_3a__20_Текст_20_програми"><text:s text:c="4"/>}</text:p>
      <text:p text:style-name="Шаблон_3a__20_Текст_20_програми"/>
      <text:p text:style-name="Шаблон_3a__20_Текст_20_програми"><text:s text:c="4"/>sockfd = socket(AF_UNIX, SOCK_STREAM, 0);</text:p>
      <text:p text:style-name="Шаблон_3a__20_Текст_20_програми"><text:s text:c="4"/>if (sockfd &lt; 0)</text:p>
      <text:p text:style-name="Шаблон_3a__20_Текст_20_програми"><text:s text:c="8"/>exit_err("socket()");</text:p>
      <text:p text:style-name="Шаблон_3a__20_Текст_20_програми"/>
      <text:p text:style-name="Шаблон_3a__20_Текст_20_програми"><text:s text:c="4"/>srv_sun.sun_family = AF_UNIX;</text:p>
      <text:p text:style-name="Шаблон_3a__20_Текст_20_програми"><text:s text:c="4"/>strncpy(srv_sun.sun_path, sockpath, sizeof(srv_sun.sun_path) - 1);</text:p>
      <text:p text:style-name="Шаблон_3a__20_Текст_20_програми"><text:s text:c="4"/>if (bind(sockfd, (struct sockaddr *)&amp;srv_sun, sizeof(srv_sun)) &lt; 0)</text:p>
      <text:p text:style-name="Шаблон_3a__20_Текст_20_програми"><text:s text:c="8"/>exit_err("bind()");</text:p>
      <text:p text:style-name="Шаблон_3a__20_Текст_20_програми"><text:soft-page-break/><text:s text:c="4"/>addrlen = sizeof(addr_sun);</text:p>
      <text:p text:style-name="Шаблон_3a__20_Текст_20_програми"><text:s text:c="4"/>if (getsockname(sockfd, (struct sockaddr *)&amp;addr_sun, &amp;addrlen) &lt; 0)</text:p>
      <text:p text:style-name="Шаблон_3a__20_Текст_20_програми"><text:s text:c="8"/>exit_err("getsockname()");</text:p>
      <text:p text:style-name="Шаблон_3a__20_Текст_20_програми"/>
      <text:p text:style-name="Шаблон_3a__20_Текст_20_програми"><text:s text:c="4"/>printf("sockpath %s, its length %zu\n", sockpath, strlen(sockpath));</text:p>
      <text:p text:style-name="Шаблон_3a__20_Текст_20_програми"><text:s text:c="4"/>printf("sizeof(struct sockaddr_un) %zu, sizeof(sun_path) %zu\n",</text:p>
      <text:p text:style-name="Шаблон_3a__20_Текст_20_програми"><text:s text:c="8"/>sizeof(addr_sun), sizeof(addr_sun.sun_path));</text:p>
      <text:p text:style-name="Шаблон_3a__20_Текст_20_програми"><text:s text:c="4"/>printf("getsockname() returned address length %ju\n", (uintmax_t)addrlen);</text:p>
      <text:p text:style-name="Шаблон_3a__20_Текст_20_програми"/>
      <text:p text:style-name="Шаблон_3a__20_Текст_20_програми"><text:s text:c="4"/>if (close(sockfd) &lt; 0)</text:p>
      <text:p text:style-name="Шаблон_3a__20_Текст_20_програми"><text:s text:c="8"/>exit_err("close()");</text:p>
      <text:p text:style-name="Шаблон_3a__20_Текст_20_програми"/>
      <text:p text:style-name="Шаблон_3a__20_Текст_20_програми"><text:s text:c="4"/>if (unlink(sockpath) &lt; 0)</text:p>
      <text:p text:style-name="Шаблон_3a__20_Текст_20_програми"><text:s text:c="8"/>exit_err("unlink()");</text:p>
      <text:p text:style-name="Шаблон_3a__20_Текст_20_програми">}</text:p>
      <text:p text:style-name="P10"/>
      <text:p text:style-name="P9">Відправлення та отримання даних</text:p>
      <text:p text:style-name="P11"><text:span text:style-name="T7">Клієнт</text:span></text:p>
      <text:p text:style-name="Шаблон_3a__20_Текст_20_програми">#include &lt;cstddef&gt;</text:p>
      <text:p text:style-name="Шаблон_3a__20_Текст_20_програми">#include &lt;iostream&gt;</text:p>
      <text:p text:style-name="Шаблон_3a__20_Текст_20_програми">#include &lt;vector&gt;</text:p>
      <text:p text:style-name="Шаблон_3a__20_Текст_20_програми"/>
      <text:p text:style-name="Шаблон_3a__20_Текст_20_програми">#include &lt;sys/socket.h&gt;</text:p>
      <text:p text:style-name="Шаблон_3a__20_Текст_20_програми">#include &lt;sys/un.h&gt;</text:p>
      <text:p text:style-name="Шаблон_3a__20_Текст_20_програми">#include &lt;errno.h&gt;</text:p>
      <text:p text:style-name="Шаблон_3a__20_Текст_20_програми">#include &lt;fcntl.h&gt;</text:p>
      <text:p text:style-name="Шаблон_3a__20_Текст_20_програми">#include &lt;stddef.h&gt;</text:p>
      <text:p text:style-name="Шаблон_3a__20_Текст_20_програми">#include &lt;string.h&gt;</text:p>
      <text:p text:style-name="Шаблон_3a__20_Текст_20_програми">#include &lt;unistd.h&gt;</text:p>
      <text:p text:style-name="Шаблон_3a__20_Текст_20_програми"/>
      <text:p text:style-name="Шаблон_3a__20_Текст_20_програми">class File {</text:p>
      <text:p text:style-name="Шаблон_3a__20_Текст_20_програми">public:</text:p>
      <text:p text:style-name="Шаблон_3a__20_Текст_20_програми"><text:s text:c="4"/>const char* name;</text:p>
      <text:p text:style-name="Шаблон_3a__20_Текст_20_програми"><text:s text:c="4"/>int fd;</text:p>
      <text:p text:style-name="Шаблон_3a__20_Текст_20_програми"/>
      <text:p text:style-name="Шаблон_3a__20_Текст_20_програми"><text:s text:c="4"/>File(const char* name)</text:p>
      <text:p text:style-name="Шаблон_3a__20_Текст_20_програми"><text:s text:c="8"/>: name(name)</text:p>
      <text:p text:style-name="Шаблон_3a__20_Текст_20_програми"><text:s text:c="4"/>{</text:p>
      <text:p text:style-name="Шаблон_3a__20_Текст_20_програми"><text:s text:c="4"/>}</text:p>
      <text:p text:style-name="Шаблон_3a__20_Текст_20_програми">};</text:p>
      <text:p text:style-name="Шаблон_3a__20_Текст_20_програми"/>
      <text:p text:style-name="Шаблон_3a__20_Текст_20_програми"><text:soft-page-break/>int</text:p>
      <text:p text:style-name="Шаблон_3a__20_Текст_20_програми">main(int argc, char *argv[])</text:p>
      <text:p text:style-name="Шаблон_3a__20_Текст_20_програми">{</text:p>
      <text:p text:style-name="Шаблон_3a__20_Текст_20_програми"><text:s text:c="4"/>std::vector&lt;File&gt; files;</text:p>
      <text:p text:style-name="Шаблон_3a__20_Текст_20_програми"><text:s text:c="4"/>struct msghdr msgh;</text:p>
      <text:p text:style-name="Шаблон_3a__20_Текст_20_програми"><text:s text:c="4"/>struct sockaddr_un sun = {};</text:p>
      <text:p text:style-name="Шаблон_3a__20_Текст_20_програми"><text:s text:c="4"/>struct iovec iovec;</text:p>
      <text:p text:style-name="Шаблон_3a__20_Текст_20_програми"><text:s text:c="4"/>const char* socketpath;</text:p>
      <text:p text:style-name="Шаблон_3a__20_Текст_20_програми"><text:s text:c="4"/>const char* control_end;</text:p>
      <text:p text:style-name="Шаблон_3a__20_Текст_20_програми"><text:s text:c="4"/>struct cmsghdr* cmsg;</text:p>
      <text:p text:style-name="Шаблон_3a__20_Текст_20_програми"><text:s text:c="4"/>struct cmsghdr* cmsg_next;</text:p>
      <text:p text:style-name="Шаблон_3a__20_Текст_20_програми"><text:s text:c="4"/>socklen_t cmsg_len;</text:p>
      <text:p text:style-name="Шаблон_3a__20_Текст_20_програми"><text:s text:c="4"/>size_t fdnum;</text:p>
      <text:p text:style-name="Шаблон_3a__20_Текст_20_програми"><text:s text:c="4"/>ssize_t wrsz;</text:p>
      <text:p text:style-name="Шаблон_3a__20_Текст_20_програми"><text:s text:c="4"/>int opt, sockfd;</text:p>
      <text:p text:style-name="Шаблон_3a__20_Текст_20_програми"><text:s text:c="4"/>char ch;</text:p>
      <text:p text:style-name="Шаблон_3a__20_Текст_20_програми"/>
      <text:p text:style-name="Шаблон_3a__20_Текст_20_програми"><text:s text:c="4"/>opterr = 0;</text:p>
      <text:p text:style-name="Шаблон_3a__20_Текст_20_програми"><text:s text:c="4"/>while ((opt = getopt(argc, argv, "f:")) != -1) {</text:p>
      <text:p text:style-name="Шаблон_3a__20_Текст_20_програми"><text:s text:c="8"/>switch (opt) {</text:p>
      <text:p text:style-name="Шаблон_3a__20_Текст_20_програми"><text:s text:c="8"/>case 'f':</text:p>
      <text:p text:style-name="Шаблон_3a__20_Текст_20_програми"><text:s text:c="12"/>try {</text:p>
      <text:p text:style-name="Шаблон_3a__20_Текст_20_програми"><text:s text:c="16"/>files.push_back(File(optarg));</text:p>
      <text:p text:style-name="Шаблон_3a__20_Текст_20_програми"><text:s text:c="12"/>} catch (...) {</text:p>
      <text:p text:style-name="Шаблон_3a__20_Текст_20_програми"><text:s text:c="16"/>exit_err("std::vector::push_back()");</text:p>
      <text:p text:style-name="Шаблон_3a__20_Текст_20_програми"><text:s text:c="12"/>}</text:p>
      <text:p text:style-name="Шаблон_3a__20_Текст_20_програми"><text:s text:c="12"/>break;</text:p>
      <text:p text:style-name="Шаблон_3a__20_Текст_20_програми"><text:s text:c="8"/>default:</text:p>
      <text:p text:style-name="Шаблон_3a__20_Текст_20_програми"><text:soft-page-break/><text:s text:c="12"/>exit_errx("wrong option -", static_cast&lt;char&gt;(optopt));</text:p>
      <text:p text:style-name="Шаблон_3a__20_Текст_20_програми"><text:s text:c="8"/>}</text:p>
      <text:p text:style-name="Шаблон_3a__20_Текст_20_програми"><text:s text:c="4"/>}</text:p>
      <text:p text:style-name="Шаблон_3a__20_Текст_20_програми"><text:s text:c="4"/>if (files.size() == 0)</text:p>
      <text:p text:style-name="Шаблон_3a__20_Текст_20_програми"><text:s text:c="8"/>exit_errx("specify at least one -f option");</text:p>
      <text:p text:style-name="Шаблон_3a__20_Текст_20_програми"><text:s text:c="4"/>if (optind != argc - 1)</text:p>
      <text:p text:style-name="Шаблон_3a__20_Текст_20_програми"><text:s text:c="8"/>exit_errx("wrong number of command-line arguments");</text:p>
      <text:p text:style-name="Шаблон_3a__20_Текст_20_програми"><text:s text:c="4"/>socketpath = argv[optind];</text:p>
      <text:p text:style-name="Шаблон_3a__20_Текст_20_програми"/>
      <text:p text:style-name="Шаблон_3a__20_Текст_20_програми"><text:s text:c="4"/>if (strlen(socketpath) &gt; sizeof(sun.sun_path) - 1)</text:p>
      <text:p text:style-name="Шаблон_3a__20_Текст_20_програми"><text:s text:c="8"/>exit_errx("too long socket pathname");</text:p>
      <text:p text:style-name="Шаблон_3a__20_Текст_20_програми"><text:s text:c="4"/>sun.sun_family = AF_UNIX;</text:p>
      <text:p text:style-name="Шаблон_3a__20_Текст_20_програми"><text:s text:c="4"/>strncpy(sun.sun_path, socketpath, sizeof(sun.sun_path) - 1);</text:p>
      <text:p text:style-name="Шаблон_3a__20_Текст_20_програми"/>
      <text:p text:style-name="Шаблон_3a__20_Текст_20_програми"><text:s text:c="4"/>for (auto&amp; file : files) {</text:p>
      <text:p text:style-name="Шаблон_3a__20_Текст_20_програми"><text:s text:c="8"/>file.fd = open(file.name, O_RDONLY);</text:p>
      <text:p text:style-name="Шаблон_3a__20_Текст_20_програми"><text:s text:c="8"/>if (file.fd &lt; 0)</text:p>
      <text:p text:style-name="Шаблон_3a__20_Текст_20_програми"><text:s text:c="12"/>exit_err("open() for ", file.name);</text:p>
      <text:p text:style-name="Шаблон_3a__20_Текст_20_програми"><text:s text:c="4"/>}</text:p>
      <text:p text:style-name="Шаблон_3a__20_Текст_20_програми"/>
      <text:p text:style-name="Шаблон_3a__20_Текст_20_програми">#if defined(CMSG_SPACE) &amp;&amp; defined(CMSG_LEN)</text:p>
      <text:p text:style-name="Шаблон_3a__20_Текст_20_програми"><text:s text:c="4"/>msgh.msg_controllen = (files.size() + 1) * CMSG_SPACE(sizeof(int));</text:p>
      <text:p text:style-name="Шаблон_3a__20_Текст_20_програми"><text:s text:c="4"/>cmsg_len = CMSG_LEN(sizeof(int));</text:p>
      <text:p text:style-name="Шаблон_3a__20_Текст_20_програми">#else</text:p>
      <text:p text:style-name="Шаблон_3a__20_Текст_20_програми"><text:s text:c="4"/>auto alignfunc = [](std::size_t x) {</text:p>
      <text:p text:style-name="Шаблон_3a__20_Текст_20_програми"><text:s text:c="8"/>return (x + (alignof(std::max_align_t) - 1)) &amp;</text:p>
      <text:p text:style-name="Шаблон_3a__20_Текст_20_програми"><text:s text:c="12"/>~(alignof(std::max_align_t) - 1);</text:p>
      <text:p text:style-name="Шаблон_3a__20_Текст_20_програми"><text:s text:c="4"/>};</text:p>
      <text:p text:style-name="Шаблон_3a__20_Текст_20_програми"><text:soft-page-break/><text:s text:c="4"/>const std::size_t data_space = alignfunc(sizeof(int));</text:p>
      <text:p text:style-name="Шаблон_3a__20_Текст_20_програми"><text:s text:c="4"/>alignas(struct cmsghdr) char cmsgbuf[</text:p>
      <text:p text:style-name="Шаблон_3a__20_Текст_20_програми"><text:s text:c="8"/>alignfunc(sizeof(struct cmsghdr)) + data_space + 1024];</text:p>
      <text:p text:style-name="Шаблон_3a__20_Текст_20_програми"><text:s text:c="4"/>const std::ptrdiff_t cmsg_space = CMSG_DATA((struct cmsghdr*)cmsgbuf) -</text:p>
      <text:p text:style-name="Шаблон_3a__20_Текст_20_програми"><text:s text:c="8"/>(unsigned char *)cmsgbuf;</text:p>
      <text:p text:style-name="Шаблон_3a__20_Текст_20_програми"/>
      <text:p text:style-name="Шаблон_3a__20_Текст_20_програми"><text:s text:c="4"/>msgh.msg_controllen = (files.size() + 1) * (cmsg_space + data_space);</text:p>
      <text:p text:style-name="Шаблон_3a__20_Текст_20_програми"><text:s text:c="4"/>cmsg_len = cmsg_space + sizeof(int);</text:p>
      <text:p text:style-name="Шаблон_3a__20_Текст_20_програми">#endif</text:p>
      <text:p text:style-name="Шаблон_3a__20_Текст_20_програми"/>
      <text:p text:style-name="Шаблон_3a__20_Текст_20_програми"><text:s text:c="4"/>msgh.msg_control = malloc(msgh.msg_controllen);</text:p>
      <text:p text:style-name="Шаблон_3a__20_Текст_20_програми"><text:s text:c="4"/>if (msgh.msg_control == nullptr)</text:p>
      <text:p text:style-name="Шаблон_3a__20_Текст_20_програми"><text:s text:c="8"/>exit_err("malloc()");</text:p>
      <text:p text:style-name="Шаблон_3a__20_Текст_20_програми"/>
      <text:p text:style-name="Шаблон_3a__20_Текст_20_програми"><text:s text:c="4"/>control_end = (char*)msgh.msg_control + msgh.msg_controllen;</text:p>
      <text:p text:style-name="Шаблон_3a__20_Текст_20_програми"><text:s text:c="4"/>cmsg = CMSG_FIRSTHDR(&amp;msgh);</text:p>
      <text:p text:style-name="Шаблон_3a__20_Текст_20_програми"><text:s text:c="4"/>for (auto&amp; file : files) {</text:p>
      <text:p text:style-name="Шаблон_3a__20_Текст_20_програми"><text:s text:c="8"/>if (cmsg == nullptr)</text:p>
      <text:p text:style-name="Шаблон_3a__20_Текст_20_програми"><text:s text:c="12"/>exit_errx("cmsg is nullptr");</text:p>
      <text:p text:style-name="Шаблон_3a__20_Текст_20_програми"><text:s text:c="8"/>if ((size_t)(control_end - (char*)cmsg) &lt; sizeof(*cmsg))</text:p>
      <text:p text:style-name="Шаблон_3a__20_Текст_20_програми"><text:s text:c="12"/>exit_errx("no space in msg_control");</text:p>
      <text:p text:style-name="Шаблон_3a__20_Текст_20_програми"><text:s text:c="8"/>cmsg-&gt;cmsg_len = cmsg_len;</text:p>
      <text:p text:style-name="Шаблон_3a__20_Текст_20_програми"><text:s text:c="8"/>cmsg-&gt;cmsg_level = SOL_SOCKET;</text:p>
      <text:p text:style-name="Шаблон_3a__20_Текст_20_програми"><text:s text:c="8"/>cmsg-&gt;cmsg_type = SCM_RIGHTS;</text:p>
      <text:p text:style-name="Шаблон_3a__20_Текст_20_програми"><text:s text:c="8"/>cmsg_next = CMSG_NXTHDR(&amp;msgh, cmsg);</text:p>
      <text:p text:style-name="Шаблон_3a__20_Текст_20_програми"><text:s text:c="8"/>if (cmsg_next == nullptr)</text:p>
      <text:p text:style-name="Шаблон_3a__20_Текст_20_програми"><text:s text:c="12"/>exit_errx("cmsg_next is nullptr");</text:p>
      <text:p text:style-name="Шаблон_3a__20_Текст_20_програми"><text:s text:c="8"/>*(int *)CMSG_DATA(cmsg) = file.fd;</text:p>
      <text:p text:style-name="Шаблон_3a__20_Текст_20_програми"><text:soft-page-break/><text:s text:c="8"/>std::cout &lt;&lt; "Sending fd " &lt;&lt; file.fd &lt;&lt; '\n';</text:p>
      <text:p text:style-name="Шаблон_3a__20_Текст_20_програми"><text:s text:c="8"/>cmsg = cmsg_next;</text:p>
      <text:p text:style-name="Шаблон_3a__20_Текст_20_програми"><text:s text:c="4"/>}</text:p>
      <text:p text:style-name="Шаблон_3a__20_Текст_20_програми"><text:s text:c="4"/>msgh.msg_controllen = (char*)cmsg - (char*)msgh.msg_control;</text:p>
      <text:p text:style-name="Шаблон_3a__20_Текст_20_програми"/>
      <text:p text:style-name="Шаблон_3a__20_Текст_20_програми"><text:s text:c="4"/>ch = 'x';</text:p>
      <text:p text:style-name="Шаблон_3a__20_Текст_20_програми"><text:s text:c="4"/>iovec.iov_base = &amp;ch;</text:p>
      <text:p text:style-name="Шаблон_3a__20_Текст_20_програми"><text:s text:c="4"/>iovec.iov_len = 1;</text:p>
      <text:p text:style-name="Шаблон_3a__20_Текст_20_програми"/>
      <text:p text:style-name="Шаблон_3a__20_Текст_20_програми"><text:s text:c="4"/>msgh.msg_name = nullptr;</text:p>
      <text:p text:style-name="Шаблон_3a__20_Текст_20_програми"><text:s text:c="4"/>msgh.msg_namelen = 0;</text:p>
      <text:p text:style-name="Шаблон_3a__20_Текст_20_програми"><text:s text:c="4"/>msgh.msg_iov = &amp;iovec;</text:p>
      <text:p text:style-name="Шаблон_3a__20_Текст_20_програми"><text:s text:c="4"/>msgh.msg_iovlen = 1;</text:p>
      <text:p text:style-name="Шаблон_3a__20_Текст_20_програми"><text:s text:c="4"/>msgh.msg_flags = 0;</text:p>
      <text:p text:style-name="Шаблон_3a__20_Текст_20_програми"/>
      <text:p text:style-name="Шаблон_3a__20_Текст_20_програми"><text:s text:c="4"/>sockfd = socket(AF_UNIX, SOCK_STREAM, 0);</text:p>
      <text:p text:style-name="Шаблон_3a__20_Текст_20_програми"><text:s text:c="4"/>if (sockfd &lt; 0)</text:p>
      <text:p text:style-name="Шаблон_3a__20_Текст_20_програми"><text:s text:c="8"/>exit_err("socket()");</text:p>
      <text:p text:style-name="Шаблон_3a__20_Текст_20_програми"><text:s text:c="4"/>for (;;) {</text:p>
      <text:p text:style-name="Шаблон_3a__20_Текст_20_програми"><text:s text:c="8"/>if (connect(sockfd, (struct sockaddr*)&amp;sun, sizeof(sun)) &lt; 0) {</text:p>
      <text:p text:style-name="Шаблон_3a__20_Текст_20_програми"><text:s text:c="12"/>if (errno != ECONNREFUSED)</text:p>
      <text:p text:style-name="Шаблон_3a__20_Текст_20_програми"><text:s text:c="16"/>exit_err("connect()");</text:p>
      <text:p text:style-name="Шаблон_3a__20_Текст_20_програми"><text:s text:c="12"/>warn_err("connect()");</text:p>
      <text:p text:style-name="Шаблон_3a__20_Текст_20_програми"><text:s text:c="12"/>sleep(1);</text:p>
      <text:p text:style-name="Шаблон_3a__20_Текст_20_програми"><text:s text:c="8"/>} else {</text:p>
      <text:p text:style-name="Шаблон_3a__20_Текст_20_програми"><text:s text:c="12"/>break;</text:p>
      <text:p text:style-name="Шаблон_3a__20_Текст_20_програми"><text:s text:c="8"/>}</text:p>
      <text:p text:style-name="Шаблон_3a__20_Текст_20_програми"><text:s text:c="4"/>}</text:p>
      <text:p text:style-name="Шаблон_3a__20_Текст_20_програми"><text:soft-page-break/><text:s text:c="4"/>fdnum = files.size();</text:p>
      <text:p text:style-name="Шаблон_3a__20_Текст_20_програми"><text:s text:c="4"/>wrsz = send(sockfd, &amp;fdnum, sizeof(fdnum), MSG_NOSIGNAL);</text:p>
      <text:p text:style-name="Шаблон_3a__20_Текст_20_програми"><text:s text:c="4"/>if (wrsz &lt; 0)</text:p>
      <text:p text:style-name="Шаблон_3a__20_Текст_20_програми"><text:s text:c="8"/>exit_err("send()");</text:p>
      <text:p text:style-name="Шаблон_3a__20_Текст_20_програми"><text:s text:c="4"/>if (wrsz != sizeof(fdnum))</text:p>
      <text:p text:style-name="Шаблон_3a__20_Текст_20_програми"><text:s text:c="8"/>exit_errx("short write");</text:p>
      <text:p text:style-name="Шаблон_3a__20_Текст_20_програми"/>
      <text:p text:style-name="Шаблон_3a__20_Текст_20_програми"><text:s text:c="4"/>wrsz = sendmsg(sockfd, &amp;msgh, MSG_NOSIGNAL);</text:p>
      <text:p text:style-name="Шаблон_3a__20_Текст_20_програми"><text:s text:c="4"/>if (wrsz &lt; 0)</text:p>
      <text:p text:style-name="Шаблон_3a__20_Текст_20_програми"><text:s text:c="8"/>exit_err("sendmsg()");</text:p>
      <text:p text:style-name="Шаблон_3a__20_Текст_20_програми"><text:s text:c="4"/>if (wrsz != sizeof(ch))</text:p>
      <text:p text:style-name="Шаблон_3a__20_Текст_20_програми"><text:s text:c="8"/>exit_errx("short write");</text:p>
      <text:p text:style-name="Шаблон_3a__20_Текст_20_програми"/>
      <text:p text:style-name="Шаблон_3a__20_Текст_20_програми"><text:s text:c="4"/>if (close(sockfd) &lt; 0)</text:p>
      <text:p text:style-name="Шаблон_3a__20_Текст_20_програми"><text:s text:c="8"/>exit_err("close()");</text:p>
      <text:p text:style-name="Шаблон_3a__20_Текст_20_програми"><text:s text:c="4"/>for (auto&amp; file : files)</text:p>
      <text:p text:style-name="Шаблон_3a__20_Текст_20_програми"><text:s text:c="8"/>if (close(file.fd) &lt; 0)</text:p>
      <text:p text:style-name="Шаблон_3a__20_Текст_20_програми"><text:s text:c="12"/>exit_err("close()");</text:p>
      <text:p text:style-name="Шаблон_3a__20_Текст_20_програми">}</text:p>
      <text:p text:style-name="Шаблон_3a__20_Текст_20_програми"/>
      <text:p text:style-name="P11"><text:span text:style-name="T8">Сервер</text:span></text:p>
      <text:p text:style-name="Шаблон_3a__20_Текст_20_програми">#include &lt;cstddef&gt;</text:p>
      <text:p text:style-name="Шаблон_3a__20_Текст_20_програми">#include &lt;iostream&gt;</text:p>
      <text:p text:style-name="Шаблон_3a__20_Текст_20_програми">#include &lt;vector&gt;</text:p>
      <text:p text:style-name="Шаблон_3a__20_Текст_20_програми"/>
      <text:p text:style-name="Шаблон_3a__20_Текст_20_програми">#include &lt;sys/socket.h&gt;</text:p>
      <text:p text:style-name="Шаблон_3a__20_Текст_20_програми"><text:soft-page-break/>#include &lt;sys/stat.h&gt;</text:p>
      <text:p text:style-name="Шаблон_3a__20_Текст_20_програми">#include &lt;sys/un.h&gt;</text:p>
      <text:p text:style-name="Шаблон_3a__20_Текст_20_програми">#include &lt;errno.h&gt;</text:p>
      <text:p text:style-name="Шаблон_3a__20_Текст_20_програми">#include &lt;fcntl.h&gt;</text:p>
      <text:p text:style-name="Шаблон_3a__20_Текст_20_програми">#include &lt;stddef.h&gt;</text:p>
      <text:p text:style-name="Шаблон_3a__20_Текст_20_програми">#include &lt;stdlib.h&gt;</text:p>
      <text:p text:style-name="Шаблон_3a__20_Текст_20_програми">#include &lt;string.h&gt;</text:p>
      <text:p text:style-name="Шаблон_3a__20_Текст_20_програми">#include &lt;unistd.h&gt;</text:p>
      <text:p text:style-name="Шаблон_3a__20_Текст_20_програми"/>
      <text:p text:style-name="Шаблон_3a__20_Текст_20_програми">int</text:p>
      <text:p text:style-name="Шаблон_3a__20_Текст_20_програми">main(int argc, char *argv[])</text:p>
      <text:p text:style-name="Шаблон_3a__20_Текст_20_програми">{</text:p>
      <text:p text:style-name="Шаблон_3a__20_Текст_20_програми"><text:s text:c="4"/>std::vector&lt;int&gt; fds;</text:p>
      <text:p text:style-name="Шаблон_3a__20_Текст_20_програми"><text:s text:c="4"/>struct sockaddr_un sun = {};</text:p>
      <text:p text:style-name="Шаблон_3a__20_Текст_20_програми"><text:s text:c="4"/>struct stat statbuf;</text:p>
      <text:p text:style-name="Шаблон_3a__20_Текст_20_програми"><text:s text:c="4"/>struct msghdr msgh;</text:p>
      <text:p text:style-name="Шаблон_3a__20_Текст_20_програми"><text:s text:c="4"/>struct iovec iovec;</text:p>
      <text:p text:style-name="Шаблон_3a__20_Текст_20_програми"><text:s text:c="4"/>const char* socketpath;</text:p>
      <text:p text:style-name="Шаблон_3a__20_Текст_20_програми"><text:s text:c="4"/>struct cmsghdr* cmsg;</text:p>
      <text:p text:style-name="Шаблон_3a__20_Текст_20_програми"><text:s text:c="4"/>size_t fdnum;</text:p>
      <text:p text:style-name="Шаблон_3a__20_Текст_20_програми"><text:s text:c="4"/>ssize_t rdsz;</text:p>
      <text:p text:style-name="Шаблон_3a__20_Текст_20_програми"><text:s text:c="4"/>int connfd, listfd;</text:p>
      <text:p text:style-name="Шаблон_3a__20_Текст_20_програми"><text:s text:c="4"/>char ch, buf[10];</text:p>
      <text:p text:style-name="Шаблон_3a__20_Текст_20_програми"/>
      <text:p text:style-name="Шаблон_3a__20_Текст_20_програми"><text:s text:c="4"/>if (optind != argc - 1)</text:p>
      <text:p text:style-name="Шаблон_3a__20_Текст_20_програми"><text:s text:c="8"/>exit_errx("wrong number of command-line arguments");</text:p>
      <text:p text:style-name="Шаблон_3a__20_Текст_20_програми"><text:s text:c="4"/>socketpath = argv[optind];</text:p>
      <text:p text:style-name="Шаблон_3a__20_Текст_20_програми"/>
      <text:p text:style-name="Шаблон_3a__20_Текст_20_програми"><text:soft-page-break/><text:s text:c="4"/>if (lstat(socketpath, &amp;statbuf) &lt; 0) {</text:p>
      <text:p text:style-name="Шаблон_3a__20_Текст_20_програми"><text:s text:c="8"/>if (errno != ENOENT)</text:p>
      <text:p text:style-name="Шаблон_3a__20_Текст_20_програми"><text:s text:c="12"/>exit_err("lstat() for ", socketpath);</text:p>
      <text:p text:style-name="Шаблон_3a__20_Текст_20_програми"><text:s text:c="4"/>} else {</text:p>
      <text:p text:style-name="Шаблон_3a__20_Текст_20_програми"><text:s text:c="8"/>if (!S_ISSOCK(statbuf.st_mode))</text:p>
      <text:p text:style-name="Шаблон_3a__20_Текст_20_програми"><text:s text:c="12"/>exit_errx("file ", socketpath, " is not a socket");</text:p>
      <text:p text:style-name="Шаблон_3a__20_Текст_20_програми"><text:s text:c="8"/>if (unlink(socketpath) &lt; 0 &amp;&amp; errno != ENOENT)</text:p>
      <text:p text:style-name="Шаблон_3a__20_Текст_20_програми"><text:s text:c="12"/>exit_err("unlink() for ", socketpath);</text:p>
      <text:p text:style-name="Шаблон_3a__20_Текст_20_програми"><text:s text:c="4"/>}</text:p>
      <text:p text:style-name="Шаблон_3a__20_Текст_20_програми"/>
      <text:p text:style-name="Шаблон_3a__20_Текст_20_програми"><text:s text:c="4"/>listfd = socket(AF_UNIX, SOCK_STREAM, 0);</text:p>
      <text:p text:style-name="Шаблон_3a__20_Текст_20_програми"><text:s text:c="4"/>if (listfd &lt; 0)</text:p>
      <text:p text:style-name="Шаблон_3a__20_Текст_20_програми"><text:s text:c="8"/>exit_err("socket()");</text:p>
      <text:p text:style-name="Шаблон_3a__20_Текст_20_програми"><text:s text:c="4"/>if (strlen(socketpath) &gt; sizeof(sun.sun_path) - 1)</text:p>
      <text:p text:style-name="Шаблон_3a__20_Текст_20_програми"><text:s text:c="8"/>exit_errx("too long socket pathname");</text:p>
      <text:p text:style-name="Шаблон_3a__20_Текст_20_програми"><text:s text:c="4"/>sun.sun_family = AF_UNIX;</text:p>
      <text:p text:style-name="Шаблон_3a__20_Текст_20_програми"><text:s text:c="4"/>strncpy(sun.sun_path, socketpath, sizeof(sun.sun_path) - 1);</text:p>
      <text:p text:style-name="Шаблон_3a__20_Текст_20_програми"><text:s text:c="4"/>if (bind(listfd, (struct sockaddr*)&amp;sun, sizeof(sun)) &lt; 0)</text:p>
      <text:p text:style-name="Шаблон_3a__20_Текст_20_програми"><text:s text:c="8"/>exit_err("bind() for ", socketpath);</text:p>
      <text:p text:style-name="Шаблон_3a__20_Текст_20_програми"><text:s text:c="4"/>if (listen(listfd, 10) &lt; 0)</text:p>
      <text:p text:style-name="Шаблон_3a__20_Текст_20_програми"><text:s text:c="8"/>exit_err("listen()");</text:p>
      <text:p text:style-name="Шаблон_3a__20_Текст_20_програми"/>
      <text:p text:style-name="Шаблон_3a__20_Текст_20_програми"><text:s text:c="4"/>connfd = accept(listfd, NULL, NULL);</text:p>
      <text:p text:style-name="Шаблон_3a__20_Текст_20_програми"><text:s text:c="4"/>if (connfd &lt; 0)</text:p>
      <text:p text:style-name="Шаблон_3a__20_Текст_20_програми"><text:s text:c="8"/>exit_err("accept()");</text:p>
      <text:p text:style-name="Шаблон_3a__20_Текст_20_програми"/>
      <text:p text:style-name="Шаблон_3a__20_Текст_20_програми"><text:s text:c="4"/>rdsz = recv(connfd, &amp;fdnum, sizeof(fdnum), MSG_WAITALL);</text:p>
      <text:p text:style-name="Шаблон_3a__20_Текст_20_програми"><text:s text:c="4"/>if (rdsz &lt; 0)</text:p>
      <text:p text:style-name="Шаблон_3a__20_Текст_20_програми"><text:soft-page-break/><text:s text:c="8"/>exit_err("recv()");</text:p>
      <text:p text:style-name="Шаблон_3a__20_Текст_20_програми"><text:s text:c="4"/>if (rdsz != sizeof(fdnum))</text:p>
      <text:p text:style-name="Шаблон_3a__20_Текст_20_програми"><text:s text:c="8"/>exit_errx("wrong size of message with file descriptor numbers");</text:p>
      <text:p text:style-name="Шаблон_3a__20_Текст_20_програми"><text:s text:c="4"/>if (fdnum == 0)</text:p>
      <text:p text:style-name="Шаблон_3a__20_Текст_20_програми"><text:s text:c="8"/>exit_errx("wrong number of file descriptors");</text:p>
      <text:p text:style-name="Шаблон_3a__20_Текст_20_програми"><text:s text:c="4"/>std::cout &lt;&lt; "Going to receive " &lt;&lt; fdnum &lt;&lt; " file descriptor(s)\n";</text:p>
      <text:p text:style-name="Шаблон_3a__20_Текст_20_програми"/>
      <text:p text:style-name="Шаблон_3a__20_Текст_20_програми"><text:s text:c="4"/>iovec.iov_base = &amp;ch;</text:p>
      <text:p text:style-name="Шаблон_3a__20_Текст_20_програми"><text:s text:c="4"/>iovec.iov_len = 1;</text:p>
      <text:p text:style-name="Шаблон_3a__20_Текст_20_програми"/>
      <text:p text:style-name="Шаблон_3a__20_Текст_20_програми"><text:s text:c="4"/>msgh.msg_name = nullptr;</text:p>
      <text:p text:style-name="Шаблон_3a__20_Текст_20_програми"><text:s text:c="4"/>msgh.msg_namelen = 0;</text:p>
      <text:p text:style-name="Шаблон_3a__20_Текст_20_програми"><text:s text:c="4"/>msgh.msg_iov = &amp;iovec;</text:p>
      <text:p text:style-name="Шаблон_3a__20_Текст_20_програми"><text:s text:c="4"/>msgh.msg_iovlen = 1;</text:p>
      <text:p text:style-name="Шаблон_3a__20_Текст_20_програми"><text:s text:c="4"/>msgh.msg_flags = 0;</text:p>
      <text:p text:style-name="Шаблон_3a__20_Текст_20_програми"/>
      <text:p text:style-name="Шаблон_3a__20_Текст_20_програми">#if defined(CMSG_SPACE) &amp;&amp; defined(CMSG_LEN)</text:p>
      <text:p text:style-name="Шаблон_3a__20_Текст_20_програми"><text:s text:c="4"/>msgh.msg_controllen = fdnum * CMSG_SPACE(sizeof(int));</text:p>
      <text:p text:style-name="Шаблон_3a__20_Текст_20_програми">#else</text:p>
      <text:p text:style-name="Шаблон_3a__20_Текст_20_програми"><text:s text:c="4"/>auto alignfunc = [](std::size_t x) {</text:p>
      <text:p text:style-name="Шаблон_3a__20_Текст_20_програми"><text:s text:c="8"/>return (x + (alignof(std::max_align_t) - 1)) &amp;</text:p>
      <text:p text:style-name="Шаблон_3a__20_Текст_20_програми"><text:s text:c="12"/>~(alignof(std::max_align_t) - 1);</text:p>
      <text:p text:style-name="Шаблон_3a__20_Текст_20_програми"><text:s text:c="4"/>};</text:p>
      <text:p text:style-name="Шаблон_3a__20_Текст_20_програми"><text:s text:c="4"/>const std::size_t data_space = alignfunc(sizeof(int));</text:p>
      <text:p text:style-name="Шаблон_3a__20_Текст_20_програми"><text:s text:c="4"/>alignas(struct cmsghdr) char cmsgbuf[</text:p>
      <text:p text:style-name="Шаблон_3a__20_Текст_20_програми"><text:s text:c="8"/>alignfunc(sizeof(struct cmsghdr)) + data_space + 1024];</text:p>
      <text:p text:style-name="Шаблон_3a__20_Текст_20_програми"><text:s text:c="4"/>const std::ptrdiff_t cmsg_space = CMSG_DATA((struct cmsghdr*)cmsgbuf) -</text:p>
      <text:p text:style-name="Шаблон_3a__20_Текст_20_програми"><text:s text:c="8"/>(unsigned char *)cmsgbuf;</text:p>
      <text:p text:style-name="Шаблон_3a__20_Текст_20_програми"><text:soft-page-break/><text:s text:c="4"/>msgh.msg_controllen = fdnum * (cmsg_space + data_space);</text:p>
      <text:p text:style-name="Шаблон_3a__20_Текст_20_програми">#endif</text:p>
      <text:p text:style-name="Шаблон_3a__20_Текст_20_програми"/>
      <text:p text:style-name="Шаблон_3a__20_Текст_20_програми"><text:s text:c="4"/>msgh.msg_control = malloc(msgh.msg_controllen);</text:p>
      <text:p text:style-name="Шаблон_3a__20_Текст_20_програми"><text:s text:c="4"/>if (msgh.msg_control == nullptr)</text:p>
      <text:p text:style-name="Шаблон_3a__20_Текст_20_програми"><text:s text:c="8"/>exit_err("malloc()");</text:p>
      <text:p text:style-name="Шаблон_3a__20_Текст_20_програми"/>
      <text:p text:style-name="Шаблон_3a__20_Текст_20_програми"><text:s text:c="4"/>rdsz = recvmsg(connfd, &amp;msgh, MSG_WAITALL);</text:p>
      <text:p text:style-name="Шаблон_3a__20_Текст_20_програми"><text:s text:c="4"/>if (rdsz &lt; 0)</text:p>
      <text:p text:style-name="Шаблон_3a__20_Текст_20_програми"><text:s text:c="8"/>exit_err("recvmsg()");</text:p>
      <text:p text:style-name="Шаблон_3a__20_Текст_20_програми"><text:s text:c="4"/>if (rdsz != 1)</text:p>
      <text:p text:style-name="Шаблон_3a__20_Текст_20_програми"><text:s text:c="8"/>exit_errx("wrong size of message with ancillary data");</text:p>
      <text:p text:style-name="Шаблон_3a__20_Текст_20_програми"><text:s text:c="4"/>if (msgh.msg_flags &amp; MSG_CTRUNC)</text:p>
      <text:p text:style-name="Шаблон_3a__20_Текст_20_програми"><text:s text:c="8"/>exit_errx("ancillary data was truncated");</text:p>
      <text:p text:style-name="Шаблон_3a__20_Текст_20_програми"/>
      <text:p text:style-name="Шаблон_3a__20_Текст_20_програми"><text:s text:c="4"/>cmsg = CMSG_FIRSTHDR(&amp;msgh);</text:p>
      <text:p text:style-name="Шаблон_3a__20_Текст_20_програми"><text:s text:c="4"/>if (cmsg == nullptr)</text:p>
      <text:p text:style-name="Шаблон_3a__20_Текст_20_програми"><text:s text:c="8"/>exit_errx("no ancillary data were received");</text:p>
      <text:p text:style-name="Шаблон_3a__20_Текст_20_програми"><text:s text:c="4"/>do {</text:p>
      <text:p text:style-name="Шаблон_3a__20_Текст_20_програми"><text:s text:c="8"/>if (cmsg-&gt;cmsg_level != SOL_SOCKET || cmsg-&gt;cmsg_type != SCM_RIGHTS)</text:p>
      <text:p text:style-name="Шаблон_3a__20_Текст_20_програми"><text:s text:c="12"/>exit_errx("wrong cmsghdr level or type");</text:p>
      <text:p text:style-name="Шаблон_3a__20_Текст_20_програми"><text:s text:c="8"/>size_t idx = ((cmsg-&gt;cmsg_len -</text:p>
      <text:p text:style-name="Шаблон_3a__20_Текст_20_програми"><text:s text:c="12"/>(CMSG_DATA(cmsg) - (unsigned char *)cmsg)) / sizeof(int)) - 1;</text:p>
      <text:p text:style-name="Шаблон_3a__20_Текст_20_програми"><text:s text:c="8"/>do {</text:p>
      <text:p text:style-name="Шаблон_3a__20_Текст_20_програми"><text:s text:c="12"/>try {</text:p>
      <text:p text:style-name="Шаблон_3a__20_Текст_20_програми"><text:s text:c="16"/>fds.push_back(((int *)CMSG_DATA(cmsg))[idx]);</text:p>
      <text:p text:style-name="Шаблон_3a__20_Текст_20_програми"><text:s text:c="12"/>} catch (...) {</text:p>
      <text:p text:style-name="Шаблон_3a__20_Текст_20_програми"><text:s text:c="16"/>exit_err("std::vector::push_back()");</text:p>
      <text:p text:style-name="Шаблон_3a__20_Текст_20_програми"><text:soft-page-break/><text:s text:c="12"/>}</text:p>
      <text:p text:style-name="Шаблон_3a__20_Текст_20_програми"><text:s text:c="8"/>} while (idx--);</text:p>
      <text:p text:style-name="Шаблон_3a__20_Текст_20_програми"><text:s text:c="8"/>cmsg = CMSG_NXTHDR(&amp;msgh, cmsg);</text:p>
      <text:p text:style-name="Шаблон_3a__20_Текст_20_програми"><text:s text:c="4"/>} while (cmsg != nullptr);</text:p>
      <text:p text:style-name="Шаблон_3a__20_Текст_20_програми"/>
      <text:p text:style-name="Шаблон_3a__20_Текст_20_програми"><text:s text:c="4"/>if (fds.size() != fdnum)</text:p>
      <text:p text:style-name="Шаблон_3a__20_Текст_20_програми"><text:s text:c="8"/>exit_errx("received wrong number of file descriptors");</text:p>
      <text:p text:style-name="Шаблон_3a__20_Текст_20_програми"/>
      <text:p text:style-name="Шаблон_3a__20_Текст_20_програми"><text:s text:c="4"/>for (auto&amp; fd : fds) {</text:p>
      <text:p text:style-name="Шаблон_3a__20_Текст_20_програми"><text:s text:c="8"/>if (lseek(fd, 0, SEEK_SET) &lt; 0)</text:p>
      <text:p text:style-name="Шаблон_3a__20_Текст_20_програми"><text:s text:c="12"/>exit_err("lseek()");</text:p>
      <text:p text:style-name="Шаблон_3a__20_Текст_20_програми"><text:s text:c="8"/>rdsz = read(fd, buf, sizeof(buf));</text:p>
      <text:p text:style-name="Шаблон_3a__20_Текст_20_програми"><text:s text:c="8"/>if (rdsz &lt; 0)</text:p>
      <text:p text:style-name="Шаблон_3a__20_Текст_20_програми"><text:s text:c="12"/>exit_err("read()");</text:p>
      <text:p text:style-name="Шаблон_3a__20_Текст_20_програми"><text:s text:c="8"/>std::cout &lt;&lt; "Received fd " &lt;&lt; fd &lt;&lt; ": &lt;";</text:p>
      <text:p text:style-name="Шаблон_3a__20_Текст_20_програми"><text:s text:c="8"/>for (auto it = std::begin(buf); it != std::begin(buf) + rdsz; ++it)</text:p>
      <text:p text:style-name="Шаблон_3a__20_Текст_20_програми"><text:s text:c="12"/>std::cout &lt;&lt; *it;</text:p>
      <text:p text:style-name="Шаблон_3a__20_Текст_20_програми"><text:s text:c="8"/>std::cout &lt;&lt; "&gt;\n";</text:p>
      <text:p text:style-name="Шаблон_3a__20_Текст_20_програми"><text:s text:c="4"/>}</text:p>
      <text:p text:style-name="Шаблон_3a__20_Текст_20_програми"/>
      <text:p text:style-name="Шаблон_3a__20_Текст_20_програми"><text:s text:c="4"/>if (close(connfd) &lt; 0 || close(listfd) &lt; 0)</text:p>
      <text:p text:style-name="Шаблон_3a__20_Текст_20_програми"><text:s text:c="8"/>exit_err("close()");</text:p>
      <text:p text:style-name="Шаблон_3a__20_Текст_20_програми"/>
      <text:p text:style-name="Шаблон_3a__20_Текст_20_програми"><text:s text:c="4"/>if (unlink(socketpath) &lt; 0)</text:p>
      <text:p text:style-name="Шаблон_3a__20_Текст_20_програми"><text:s text:c="8"/>exit_err("unlink() for ", socketpath);</text:p>
      <text:p text:style-name="Шаблон_3a__20_Текст_20_програми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Жирный" style:font-family-generic="swiss" style:font-pitch="variable"/>
    <style:font-face style:name="Liberation Sans2" svg:font-family="'Liberation Sans'" style:font-adornments="Курсив" style:font-family-generic="swiss" style:font-pitch="variable"/>
    <style:font-face style:name="Liberation Sans3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cm" style:type="center"/>
          <style:tab-stop style:position="2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cm" style:type="center"/>
          <style:tab-stop style:position="26cm" style:type="right"/>
        </style:tab-stops>
      </style:paragraph-properties>
    </style:style>
    <style:style style:name="Шаблон_3a__20_Титульна_20_сторінка" style:display-name="Шаблон: Титульна сторінка" style:family="paragraph">
      <style:paragraph-properties fo:text-align="center" style:justify-single-word="false"/>
      <style:text-properties style:font-name="Liberation Sans" fo:font-family="'Liberation Sans'" style:font-family-generic="swiss" style:font-pitch="variable" fo:font-size="44pt" officeooo:rsid="00071110" style:font-size-asian="38.5pt" style:font-size-complex="44pt"/>
    </style:style>
    <style:style style:name="Шаблон_3a__20_Заголовок_20_теми" style:display-name="Шаблон: Заголовок теми" style:family="paragraph" style:next-style-name="Шаблон_3a__20_Звичайний_20_текст">
      <style:paragraph-properties fo:text-align="center" style:justify-single-word="false"/>
      <style:text-properties style:font-name="Liberation Sans" fo:font-family="'Liberation Sans'" style:font-family-generic="swiss" style:font-pitch="variable" fo:font-size="28pt" officeooo:rsid="000891be" style:font-size-asian="32pt" style:font-size-complex="32pt"/>
    </style:style>
    <style:style style:name="Шаблон_3a__20_Звичайний_20_текст" style:display-name="Шаблон: Звичайний текст" style:family="paragraph">
      <style:paragraph-properties fo:margin-top="0cm" fo:margin-bottom="0.499cm" style:contextual-spacing="false"/>
      <style:text-properties style:font-name="Liberation Sans" fo:font-family="'Liberation Sans'" style:font-family-generic="swiss" style:font-pitch="variable" fo:font-size="21pt" officeooo:rsid="000f45a1" style:font-size-asian="21pt" style:font-size-complex="2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Шаблон_3a__20_Текст_20_програми" style:display-name="Шаблон: Текст програми" style:family="paragraph">
      <style:text-properties style:font-name="Liberation Mono" fo:font-family="'Liberation Mono'" style:font-family-generic="modern" style:font-pitch="fixed" fo:font-size="14pt" fo:letter-spacing="-0.025cm" fo:language="zxx" fo:country="none" officeooo:rsid="000c0a0c" style:font-size-asian="14pt" style:font-size-complex="14pt"/>
    </style:style>
    <style:style style:name="Шаблон_3a__20_Текст_20_командного_20_інтерпретатора" style:display-name="Шаблон: Текст командного інтерпретатора" style:family="paragraph">
      <style:text-properties style:font-name="Liberation Mono" fo:font-family="'Liberation Mono'" style:font-family-generic="modern" style:font-pitch="fixed" fo:font-size="14pt" fo:letter-spacing="-0.025cm" fo:language="zxx" fo:country="none" officeooo:rsid="000c0a0c" style:font-size-asian="14pt" style:font-size-complex="14pt"/>
    </style:style>
    <style:style style:name="Шаблон_3a__20_Коментар" style:display-name="Шаблон: Коментар" style:family="paragraph">
      <style:text-properties style:font-name="Liberation Sans" fo:font-family="'Liberation Sans'" style:font-family-generic="swiss" style:font-pitch="variable" fo:font-size="16pt" officeooo:rsid="000c0a0c" style:font-size-asian="16pt" style:font-size-complex="16pt"/>
    </style:style>
    <style:style style:name="Шаблон_3a__20_Звичайний_20_текст_20_без_20_відступу" style:display-name="Шаблон: Звичайний текст без відступу" style:family="paragraph" style:parent-style-name="Шаблон_3a__20_Звичайний_20_текст" style:master-page-name="">
      <style:paragraph-properties fo:margin-top="0cm" fo:margin-bottom="0cm" style:contextual-spacing="false" style:page-number="auto">
        <style:tab-stops/>
      </style:paragraph-properties>
    </style:style>
    <style:style style:name="Шаблон_3a__20_Title_20_page" style:display-name="Шаблон: Title page" style:family="paragraph" style:master-page-name="">
      <style:paragraph-properties fo:text-align="center" style:justify-single-word="false" style:page-number="auto">
        <style:tab-stops/>
      </style:paragraph-properties>
      <style:text-properties style:font-name="Liberation Sans3" fo:font-family="'Liberation Sans'" style:font-style-name="Обычный" style:font-family-generic="swiss" style:font-pitch="variable" fo:font-size="44pt" fo:language="en" fo:country="US" officeooo:rsid="001ca846"/>
    </style:style>
    <style:style style:name="Шаблон_3a__20_Topic_20_title" style:display-name="Шаблон: Topic title" style:family="paragraph" style:next-style-name="Шаблон_3a__20_Regular_20_text" style:master-page-name="">
      <style:paragraph-properties fo:text-align="center" style:justify-single-word="false" style:page-number="auto"/>
      <style:text-properties style:font-name="Liberation Sans3" fo:font-family="'Liberation Sans'" style:font-style-name="Обычный" style:font-family-generic="swiss" style:font-pitch="variable" fo:font-size="28pt" fo:language="en" fo:country="US" officeooo:rsid="001ca846"/>
    </style:style>
    <style:style style:name="Шаблон_3a__20_Regular_20_text" style:display-name="Шаблон: Regular text" style:family="paragraph" style:master-page-name="">
      <style:paragraph-properties fo:margin-top="0cm" fo:margin-bottom="0.499cm" style:contextual-spacing="false" style:page-number="auto"/>
      <style:text-properties style:font-name="Liberation Sans3" fo:font-family="'Liberation Sans'" style:font-style-name="Обычный" style:font-family-generic="swiss" style:font-pitch="variable" fo:font-size="21pt" fo:language="en" fo:country="US" officeooo:rsid="001ca846"/>
    </style:style>
    <style:style style:name="Шаблон_3a__20_Regular_20_text_20_without_20_indentation" style:display-name="Шаблон: Regular text without indentation" style:family="paragraph">
      <style:paragraph-properties>
        <style:tab-stops/>
      </style:paragraph-properties>
      <style:text-properties style:font-name="Liberation Sans3" fo:font-family="'Liberation Sans'" style:font-style-name="Обычный" style:font-family-generic="swiss" style:font-pitch="variable" fo:font-size="21pt" fo:language="en" fo:country="US" officeooo:rsid="001e6ae1"/>
    </style:style>
    <style:style style:name="Шаблон_3a__20_Comment" style:display-name="Шаблон: Comment" style:family="paragraph" style:master-page-name="">
      <style:paragraph-properties style:page-number="auto"/>
      <style:text-properties style:font-name="Liberation Sans3" fo:font-family="'Liberation Sans'" style:font-style-name="Обычный" style:font-family-generic="swiss" style:font-pitch="variable" fo:font-size="16pt" fo:language="en" fo:country="US" officeooo:rsid="001e6ae1"/>
    </style:style>
    <style:style style:name="Шаблон_3a__20_Ідентифікатор_20_опція" style:display-name="Шаблон: Ідентифікатор опція" style:family="paragraph" style:parent-style-name="Шаблон_3a__20_Текст_20_командного_20_інтерпретатора">
      <style:text-properties officeooo:rsid="00102068"/>
    </style:style>
    <style:style style:name="Шаблон_3a__20_Текст_20_програми_2c__20_відступ" style:display-name="Шаблон: Текст програми, відступ" style:family="paragraph" style:parent-style-name="Шаблон_3a__20_Текст_20_програми">
      <style:paragraph-properties fo:margin-top="0cm" fo:margin-bottom="0.499cm" style:contextual-spacing="false"/>
      <style:text-properties officeooo:rsid="00202775"/>
    </style:style>
    <style:style style:name="Шаблон_3a__20_Текст_20_командного_20_інтерпретатора_2c__20_відступ" style:display-name="Шаблон: Текст командного інтерпретатора, відступ" style:family="paragraph" style:parent-style-name="Шаблон_3a__20_Текст_20_командного_20_інтерпретатора">
      <style:paragraph-properties fo:margin-top="0cm" fo:margin-bottom="0.499cm" style:contextual-spacing="false"/>
    </style:style>
    <style:style style:name="Шаблон_3a__20_Термін" style:display-name="Шаблон: Термін" style:family="text">
      <style:text-properties style:font-name="Liberation Sans3" fo:font-family="'Liberation Sans'" style:font-style-name="Обычный" style:font-family-generic="swiss" style:font-pitch="variable" fo:font-size="21pt" fo:font-style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Шаблон_3a__20_Ідентифікатор" style:display-name="Шаблон: Ідентифікатор" style:family="text">
      <style:text-properties style:font-name="Liberation Mono1" fo:font-family="'Liberation Mono'" style:font-style-name="Обычный" style:font-family-generic="modern" style:font-pitch="fixed" fo:font-size="14pt" fo:letter-spacing="-0.025cm" fo:language="zxx" fo:country="none"/>
    </style:style>
    <style:style style:name="Numbering_20_Symbols" style:display-name="Numbering Symbols" style:family="text"/>
    <style:style style:name="Шаблон_3a__20_Шляхове_20_ім_27_я" style:display-name="Шаблон: Шляхове ім'я" style:family="text">
      <style:text-properties style:font-name="Liberation Sans1" fo:font-family="'Liberation Sans'" style:font-style-name="Жирный" style:font-family-generic="swiss" style:font-pitch="variable" fo:font-size="21pt" fo:language="zxx" fo:country="none" fo:font-weight="bold"/>
    </style:style>
    <style:style style:name="Шаблон_3a__20_Шляхове_20_ім_27_я_20_в_20_коментарі" style:display-name="Шаблон: Шляхове ім'я в коментарі" style:family="text">
      <style:text-properties style:font-name="Liberation Sans1" fo:font-family="'Liberation Sans'" style:font-style-name="Жирный" style:font-family-generic="swiss" style:font-pitch="variable" fo:font-size="16pt" fo:language="zxx" fo:country="none" fo:font-weight="bold"/>
    </style:style>
    <style:style style:name="Шаблон_3a__20_Ідентифікатор_20_опція" style:display-name="Шаблон: Ідентифікатор опція" style:family="text" style:parent-style-name="Шаблон_3a__20_Ідентифікатор">
      <style:text-properties fo:font-style="italic"/>
    </style:style>
    <style:style style:name="Шаблон_3a__20_Term" style:display-name="Шаблон: Term" style:family="text">
      <style:text-properties style:font-name="Liberation Sans2" fo:font-family="'Liberation Sans'" style:font-style-name="Курсив" style:font-family-generic="swiss" style:font-pitch="variable" fo:font-size="21pt" fo:language="en" fo:country="US" fo:font-style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8cm" fo:page-height="15.75cm" style:num-format="1" style:print-orientation="landscape" fo:margin-top="0cm" fo:margin-bottom="0cm" fo:margin-left="0.199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08:43:38.545777401</meta:creation-date>
    <dc:date>2024-04-02T21:09:12.894579659</dc:date>
    <meta:editing-duration>PT2H10M11S</meta:editing-duration>
    <meta:editing-cycles>15</meta:editing-cycles>
    <meta:generator>LibreOffice/7.6.6.3$Linux_X86_64 LibreOffice_project/60$Build-3</meta:generator>
    <meta:document-statistic meta:table-count="1" meta:image-count="0" meta:object-count="0" meta:page-count="17" meta:paragraph-count="323" meta:word-count="1508" meta:character-count="13023" meta:non-whitespace-character-count="10186"/>
  </office:meta>
</office:document-meta>
</file>